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D000001E919FC11CD894F59F9.png" manifest:media-type="image/png"/>
  <manifest:file-entry manifest:full-path="Pictures/100000010000031B000001191F4A8AAB4B83E869.png" manifest:media-type="image/png"/>
  <manifest:file-entry manifest:full-path="Pictures/100000010000039800000205601E381BA507C7C2.png" manifest:media-type="image/png"/>
  <manifest:file-entry manifest:full-path="Pictures/10000001000002D4000002B33356C5D2BD03FC49.png" manifest:media-type="image/png"/>
  <manifest:file-entry manifest:full-path="Pictures/1000000100000652000002B40D3713DEA71B28E9.png" manifest:media-type="image/png"/>
  <manifest:file-entry manifest:full-path="Pictures/10000001000002DD000001DF773215F30858D4CB.png" manifest:media-type="image/png"/>
  <manifest:file-entry manifest:full-path="Pictures/100000010000031C000001EE99B7F05BC3BEA97A.png" manifest:media-type="image/png"/>
  <manifest:file-entry manifest:full-path="Pictures/10000001000001C8000000F1C121D60A9C71BCE2.png" manifest:media-type="image/png"/>
  <manifest:file-entry manifest:full-path="Pictures/10000001000001BA00000135A7FD9D0D18DE90C5.png" manifest:media-type="image/png"/>
  <manifest:file-entry manifest:full-path="Pictures/10000001000003AF0000028C4B972397DBF18AF4.png" manifest:media-type="image/png"/>
  <manifest:file-entry manifest:full-path="Pictures/100000010000039D00000284E0D716E2E7EC1BE1.png" manifest:media-type="image/png"/>
  <manifest:file-entry manifest:full-path="Pictures/10000001000002DA0000029556DDCA65CFDA5A61.png" manifest:media-type="image/png"/>
  <manifest:file-entry manifest:full-path="Pictures/10000001000002E0000001E84CB178ED7D7149DD.png" manifest:media-type="image/png"/>
  <manifest:file-entry manifest:full-path="Pictures/1000000100000646000001B811C26C2F79ACC6EE.png" manifest:media-type="image/png"/>
  <manifest:file-entry manifest:full-path="Pictures/1000000100000372000000B178A6D434E7006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officeooo:rsid="00239d7e" officeooo:paragraph-rsid="00239d7e"/>
    </style:style>
    <style:style style:name="P32" style:family="paragraph" style:parent-style-name="Standard">
      <style:text-properties officeooo:rsid="00247dad" officeooo:paragraph-rsid="00247dad"/>
    </style:style>
    <style:style style:name="P33" style:family="paragraph" style:parent-style-name="Standard">
      <style:text-properties officeooo:rsid="0026034c" officeooo:paragraph-rsid="0026034c"/>
    </style:style>
    <style:style style:name="P34" style:family="paragraph" style:parent-style-name="Standard">
      <style:text-properties officeooo:rsid="00294a4f" officeooo:paragraph-rsid="00294a4f"/>
    </style:style>
    <style:style style:name="P35" style:family="paragraph" style:parent-style-name="Standard">
      <style:text-properties officeooo:rsid="002aaf52" officeooo:paragraph-rsid="002aaf52"/>
    </style:style>
    <style:style style:name="P36" style:family="paragraph" style:parent-style-name="Standard">
      <style:text-properties officeooo:rsid="002b503f" officeooo:paragraph-rsid="002b503f"/>
    </style:style>
    <style:style style:name="P37" style:family="paragraph" style:parent-style-name="Standard">
      <style:text-properties officeooo:rsid="002c05ea" officeooo:paragraph-rsid="002c05ea"/>
    </style:style>
    <style:style style:name="P38" style:family="paragraph" style:parent-style-name="Standard">
      <style:text-properties officeooo:rsid="002c406f" officeooo:paragraph-rsid="002c406f"/>
    </style:style>
    <style:style style:name="P39" style:family="paragraph" style:parent-style-name="Standard">
      <style:text-properties officeooo:rsid="002d5eef" officeooo:paragraph-rsid="002d5eef"/>
    </style:style>
    <style:style style:name="P40"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41"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42"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43" style:family="paragraph" style:parent-style-name="Standard">
      <style:text-properties officeooo:paragraph-rsid="0031afe8"/>
    </style:style>
    <style:style style:name="P44" style:family="paragraph" style:parent-style-name="Standard">
      <style:text-properties officeooo:paragraph-rsid="003a7d3e"/>
    </style:style>
    <style:style style:name="P45" style:family="paragraph" style:parent-style-name="Preformatted_20_Text">
      <style:paragraph-properties fo:margin-top="0in" fo:margin-bottom="0.1965in" style:contextual-spacing="false"/>
    </style:style>
    <style:style style:name="P46" style:family="paragraph" style:parent-style-name="Preformatted_20_Text">
      <style:paragraph-properties fo:margin-top="0in" fo:margin-bottom="0.1965in" style:contextual-spacing="false" fo:text-align="start" style:justify-single-word="false" style:writing-mode="lr-tb"/>
    </style:style>
    <style:style style:name="P47" style:family="paragraph" style:parent-style-name="Preformatted_20_Text">
      <style:paragraph-properties fo:text-align="start" style:justify-single-word="false" style:writing-mode="lr-tb"/>
    </style:style>
    <style:style style:name="P48" style:family="paragraph" style:parent-style-name="Preformatted_20_Text">
      <style:text-properties officeooo:rsid="00462cee" officeooo:paragraph-rsid="00462cee"/>
    </style:style>
    <style:style style:name="P49" style:family="paragraph" style:parent-style-name="Standard">
      <style:text-properties officeooo:rsid="00462cee" officeooo:paragraph-rsid="00462cee"/>
    </style:style>
    <style:style style:name="P50" style:family="paragraph" style:parent-style-name="Standard">
      <style:text-properties officeooo:rsid="00462cee" officeooo:paragraph-rsid="0047f4e2"/>
    </style:style>
    <style:style style:name="P51" style:family="paragraph" style:parent-style-name="Standard">
      <style:text-properties officeooo:rsid="003f3ee4" officeooo:paragraph-rsid="003f3ee4"/>
    </style:style>
    <style:style style:name="P52" style:family="paragraph" style:parent-style-name="Standard">
      <style:text-properties officeooo:rsid="0041b832" officeooo:paragraph-rsid="0041b832"/>
    </style:style>
    <style:style style:name="P53" style:family="paragraph" style:parent-style-name="Standard">
      <style:text-properties officeooo:rsid="0041b832" officeooo:paragraph-rsid="00432a76"/>
    </style:style>
    <style:style style:name="P54" style:family="paragraph" style:parent-style-name="Standard">
      <style:text-properties officeooo:rsid="0043c1c0" officeooo:paragraph-rsid="0043c1c0"/>
    </style:style>
    <style:style style:name="P55" style:family="paragraph" style:parent-style-name="Standard">
      <style:text-properties officeooo:paragraph-rsid="0043c1c0"/>
    </style:style>
    <style:style style:name="P56" style:family="paragraph" style:parent-style-name="Standard">
      <style:text-properties officeooo:paragraph-rsid="0044f2d9"/>
    </style:style>
    <style:style style:name="P57" style:family="paragraph" style:parent-style-name="Standard">
      <style:text-properties officeooo:rsid="00452dc4" officeooo:paragraph-rsid="00452dc4"/>
    </style:style>
    <style:style style:name="P58" style:family="paragraph" style:parent-style-name="Standard">
      <style:text-properties officeooo:paragraph-rsid="0049aede"/>
    </style:style>
    <style:style style:name="P59" style:family="paragraph" style:parent-style-name="Standard">
      <style:paragraph-properties style:line-height-at-least="0.198in"/>
      <style:text-properties fo:color="#cccccc" loext:opacity="100%" style:font-name="Droid Sans Mono" fo:font-size="10.5pt" fo:font-weight="normal" fo:background-color="#1f1f1f"/>
    </style:style>
    <style:style style:name="P60"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6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6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6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6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6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6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6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6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69" style:family="paragraph" style:parent-style-name="Text_20_body" style:list-style-name="L1"/>
    <style:style style:name="P70"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officeooo:rsid="00239d7e"/>
    </style:style>
    <style:style style:name="T16" style:family="text">
      <style:text-properties officeooo:rsid="0026034c"/>
    </style:style>
    <style:style style:name="T17" style:family="text">
      <style:text-properties officeooo:rsid="0029ccfb"/>
    </style:style>
    <style:style style:name="T18" style:family="text">
      <style:text-properties officeooo:rsid="002aaf52"/>
    </style:style>
    <style:style style:name="T19" style:family="text">
      <style:text-properties officeooo:rsid="002c05ea"/>
    </style:style>
    <style:style style:name="T20" style:family="text">
      <style:text-properties officeooo:rsid="002e4848"/>
    </style:style>
    <style:style style:name="T21" style:family="text">
      <style:text-properties fo:font-weight="normal" style:font-weight-asian="normal" style:font-weight-complex="normal"/>
    </style:style>
    <style:style style:name="T22" style:family="text">
      <style:text-properties fo:font-weight="normal" officeooo:rsid="0032e903" style:font-weight-asian="normal" style:font-weight-complex="normal"/>
    </style:style>
    <style:style style:name="T23" style:family="text">
      <style:text-properties officeooo:rsid="00337cdd"/>
    </style:style>
    <style:style style:name="T24" style:family="text">
      <style:text-properties officeooo:rsid="003b26a4"/>
    </style:style>
    <style:style style:name="T25" style:family="text">
      <style:text-properties officeooo:rsid="003bfcc6"/>
    </style:style>
    <style:style style:name="T26" style:family="text">
      <style:text-properties officeooo:rsid="003f3ee4"/>
    </style:style>
    <style:style style:name="T27" style:family="text">
      <style:text-properties officeooo:rsid="0041b832"/>
    </style:style>
    <style:style style:name="T28" style:family="text">
      <style:text-properties officeooo:rsid="00432a76"/>
    </style:style>
    <style:style style:name="T29" style:family="text">
      <style:text-properties officeooo:rsid="0043c1c0"/>
    </style:style>
    <style:style style:name="T30" style:family="text">
      <style:text-properties officeooo:rsid="0044f2d9"/>
    </style:style>
    <style:style style:name="T31" style:family="text">
      <style:text-properties officeooo:rsid="0046f073"/>
    </style:style>
    <style:style style:name="T32" style:family="text">
      <style:text-properties officeooo:rsid="0047f4e2"/>
    </style:style>
    <style:style style:name="T33" style:family="text">
      <style:text-properties fo:language="en" fo:country="US"/>
    </style:style>
    <style:style style:name="T34" style:family="text">
      <style:text-properties fo:language="en" fo:country="US" fo:font-weight="bold"/>
    </style:style>
    <style:style style:name="T35" style:family="text">
      <style:text-properties officeooo:rsid="004a95d5"/>
    </style:style>
    <style:style style:name="T36" style:family="text">
      <style:text-properties fo:color="#569cd6" loext:opacity="100%"/>
    </style:style>
    <style:style style:name="T37" style:family="text">
      <style:text-properties fo:color="#9cdcfe" loext:opacity="100%"/>
    </style:style>
    <style:style style:name="T38" style:family="text">
      <style:text-properties fo:color="#d4d4d4" loext:opacity="100%"/>
    </style:style>
    <style:style style:name="T39" style:family="text">
      <style:text-properties fo:color="#ce9178" loext:opacity="100%"/>
    </style:style>
    <style:style style:name="T40" style:family="text">
      <style:text-properties fo:color="#dcdcaa" loext:opacity="100%"/>
    </style:style>
    <style:style style:name="T41" style:family="text">
      <style:text-properties officeooo:rsid="004f1af2"/>
    </style:style>
    <style:style style:name="T42" style:family="text">
      <style:text-properties officeooo:rsid="00503059"/>
    </style:style>
    <style:style style:name="T43" style:family="text">
      <style:text-properties officeooo:rsid="00528500"/>
    </style:style>
    <style:style style:name="T44" style:family="text">
      <style:text-properties officeooo:rsid="00538093"/>
    </style:style>
    <style:style style:name="T45" style:family="text">
      <style:text-properties officeooo:rsid="005796b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3" draw:name="Image2" text:anchor-type="char" svg:x="3.6972in" svg:y="0.6693in" svg:width="3.5661in" svg:height="2.1283in" draw:z-index="1"><draw:image xlink:href="Pictures/100000010000039800000205601E381BA507C7C2.png" xlink:type="simple" xlink:show="embed" xlink:actuate="onLoad" draw:mime-type="image/png"/></draw:frame><draw:frame draw:style-name="fr3"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2"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5">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31">Interrupt vector tablosu (IVT), bu interrupt’ların bellekte nere olduğunu belirtir. X86 mimarisi için 256 tane interrupt handler bulunuyor. IVT memory de ilk byte da yer alır.</text:p>
      <text:p text:style-name="P31"><draw:frame draw:style-name="fr2" draw:name="Image4" text:anchor-type="char" svg:x="0.5244in" svg:y="0.1472in" svg:width="5.7583in" svg:height="1.7543in" draw:z-index="3"><draw:image xlink:href="Pictures/100000010000031B000001191F4A8AAB4B83E869.png" xlink:type="simple" xlink:show="embed" xlink:actuate="onLoad" draw:mime-type="image/png"/></draw:frame></text:p>
      <text:p text:style-name="P32">Bu kısımda Interrupt Vector Table ı öğrendik. Ancak bir sonra bölümde daha farklı şekilde interrupt’lar ile ilgileneceğiz, Interrupt Descriptor Table.</text:p>
      <text:p text:style-name="P31"/>
      <text:p text:style-name="P31">- <text:span text:style-name="T16">Disk Access</text:span></text:p>
      <text:p text:style-name="P33">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33"/>
      <text:p text:style-name="P33">BIOS içerisinde interrupt 13h disk operasyonları için kullanılır.</text:p>
      <text:p text:style-name="P33"/>
      <text:p text:style-name="P34">Makefile oluşturarak kodları derleme işlemini ve derlerken yapılacak ek işlemleri hızlıca yaparız.</text:p>
      <text:p text:style-name="P34">“Bless” yükleyerek binary dosyları inceleriz. Burada boo<text:span text:style-name="T17">t</text:span>.bin dosyası aslında bir hard disk = virtual disk olarak gözükecektir. <text:span text:style-name="T18">Makefile içerisinde yorumlar eklendi. Bu işlemleri çalışma dizininde terminal açılarak aşağıdaki komutlar aracılığıyla yapılabilir.</text:span></text:p>
      <text:p text:style-name="P34"><text:tab/><text:span text:style-name="T18">| make</text:span></text:p>
      <text:p text:style-name="P34"><text:tab/><text:span text:style-name="T18">| bless boot.bin</text:span><draw:frame draw:style-name="fr2" draw:name="Image5" text:anchor-type="char" svg:x="3.9102in" svg:y="0.1819in" svg:width="2.6638in" svg:height="2.5425in" draw:z-index="4"><draw:image xlink:href="Pictures/10000001000002D4000002B33356C5D2BD03FC49.png" xlink:type="simple" xlink:show="embed" xlink:actuate="onLoad" draw:mime-type="image/png"/></draw:frame></text:p>
      <text:p text:style-name="P34"/>
      <text:p text:style-name="P35">Şimdi diskten okuma işlemleri için ralf browns interrupt kaynaklarına bakacağız. Bıos yükledikten sonra DL register’ı otomatik set edilmektedir.</text:p>
      <text:p text:style-name="P36">Burada diskten okuma örneği yaptık. Txt içerisindeki mesajı boot esnasında ekrana bastırdık. Bunu ilklenme esnasında Sektörden okuma yaparak bir buffer a koyduk. Sonrasında bu buffer’ı print rutininde çağırdık. <text:span text:style-name="T20">Bu kısma kodlara eklemedim..</text:span></text:p>
      <text:p text:style-name="P35"/>
      <text:p text:style-name="P35"/>
      <text:p text:style-name="P35"/>
      <text:p text:style-name="P35"/>
      <text:p text:style-name="P35"><text:soft-page-break/></text:p>
      <text:p text:style-name="P35"/>
      <text:p text:style-name="P35">- <text:span text:style-name="T19">CHAPTER 2</text:span></text:p>
      <text:p text:style-name="P35"/>
      <text:p text:style-name="P37">- Protected Mode</text:p>
      <text:p text:style-name="P35"/>
      <text:p text:style-name="P38">İşlemcinin bir state’idir. Bellek koruma yapabilmizi sağlar (user programlarından). 4GB adreslere erişebilmemizi sağlar. Farklı belle<draw:frame draw:style-name="fr2"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38">1. Selectors</text:p>
      <text:p text:style-name="P38">2. Paging (Remapping Memory Addresses)</text:p>
      <text:p text:style-name="P38"/>
      <text:p text:style-name="P38"/>
      <text:p text:style-name="P38"/>
      <text:p text:style-name="P38"/>
      <text:p text:style-name="P38">*Selector Memory Scheme</text:p>
      <text:p text:style-name="P38">“segmentation register” lar, “”selector register” lara dönüşür. Bunlar memory ranges ve izinleri tanımlayan veri yapılarını işaret eder.</text:p>
      <text:p text:style-name="P38"/>
      <text:p text:style-name="P38">*Paging Memory Scheme</text:p>
      <text:p text:style-name="P38">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38"/>
      <text:p text:style-name="P39">Protected Mode a geçiş yapmak için, şu işlemler yapılır (osdev wiki altında mevcut)</text:p>
      <text:p text:style-name="P39">- disable interrıpt</text:p>
      <text:p text:style-name="P39">- enable A20 line</text:p>
      <text:p text:style-name="P39">- load the Global Descriptor Table</text:p>
      <text:p text:style-name="P39">Hangi modda olduğumuza karar vermek için MSW register’ının lowest biti CR0 ile belirlenir.</text:p>
      <text:p text:style-name="P39"/>
      <text:p text:style-name="P40">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43"><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42"/>
      <text:p text:style-name="P14"><text:span text:style-name="T21">Protected Mode’a gelince, artık A:B şeklindeki erişimde A: segment yerine selector şeklinde olur. A GDT tablosunda bir offset’e denk gelir. GDT içerisinde descriptor listesi bulunur ve her bir descriptor </text:span><text:span text:style-name="T22">segmentler için şu bilgileri içerir → Base Address, operation size, privilege level… etc. Genellikle varsayılar değerleri kullanıp paging model ile uğraşacağız.</text:span></text:p>
      <text:p text:style-name="P16"><draw:frame draw:style-name="fr2"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3">|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4">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2" draw:name="Image8" text:anchor-type="char" svg:x="0.1701in" svg:y="0.0598in" svg:width="2.7638in" svg:height="1.8327in" draw:z-index="7"><draw:image xlink:href="Pictures/10000001000002E0000001E84CB178ED7D7149DD.png" xlink:type="simple" xlink:show="embed" xlink:actuate="onLoad" draw:mime-type="image/png"/></draw:frame><draw:frame draw:style-name="fr2"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5">Projeyi yeniden yapılandırma, düzen açısın önemlidir. Bir düzenleme yaptık</text:span></text:p>
      <text:p text:style-name="P23">- <text:span text:style-name="T26">Enable A20 Line</text:span></text:p>
      <text:p text:style-name="P23"><text:tab/><text:span text:style-name="T26">Bellek ile ilgili yapılan okumalarda karşılaşılan bir problem için A20 line enable edilmesi gerekiyormuş. Basit bir register yazması yaptık.</text:span></text:p>
      <text:p text:style-name="P23"/>
      <text:p text:style-name="P44"><text:span text:style-name="T13">- </text:span>Creating a Cross Compiler So We Can Code In C</text:p>
      <text:p text:style-name="P44"/>
      <text:p text:style-name="P51">Çalışılan mimari ile yazılan kodların çalışacağı mimarinin farklı olması <text:span text:style-name="T27">durumunda Cross Compiler kullanırız. Yine osdevWiki yi kullanabiliriz güzel bir kaynak var. (</text:span><text:a xlink:type="simple" xlink:href="https://wiki.osdev.org/GCC_Cross-Compiler" text:style-name="Internet_20_link" text:visited-style-name="Visited_20_Internet_20_Link"><text:span text:style-name="T27">https://wiki.osdev.org/GCC_Cross-Compiler</text:span></text:a><text:span text:style-name="T27">) Termianl aracılığıyla bazı kurumları yapacağız.</text:span></text:p>
      <text:p text:style-name="P51"><draw:frame draw:style-name="fr2"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52"><text:tab/>| sudo apt install build-essentials</text:p>
      <text:p text:style-name="P52"><text:tab/>| sudo apt install bison</text:p>
      <text:p text:style-name="P52"><text:tab/>| sudo apt install flex</text:p>
      <text:p text:style-name="P52"><text:tab/>| sudo apt install libgmp3-dev</text:p>
      <text:p text:style-name="P52"><text:tab/>| sudo apt install libmpc-dev</text:p>
      <text:p text:style-name="P52"><text:tab/>| sudo apt install libmpfr-dev</text:p>
      <text:p text:style-name="P53"><text:tab/>| sudo apt install <text:span text:style-name="T28">texinfo</text:span></text:p>
      <text:p text:style-name="P53"><text:tab/>| sudo apt install lib<text:span text:style-name="T28">cloog-isl-dev <text:s/>//bu paket bulanamıyor ancak problem değil.</text:span></text:p>
      <text:p text:style-name="P53"><text:tab/>| sudo apt install lib<text:span text:style-name="T28">isl</text:span>-dev</text:p>
      <text:p text:style-name="P53"/>
      <text:p text:style-name="P55"><text:span text:style-name="T29">Sonrasında binutils (GNU Binutils) için kaynak kodlar indirilir. Bu binary tool paketlerini içerir. </text:span>The GNU Binutils are a collection of binary tools. The main ones are:</text:p>
      <text:list xml:id="list2215206305" text:style-name="L1">
        <text:list-item>
          <text:p text:style-name="P70"><text:span text:style-name="T3">ld</text:span> - the GNU linker. </text:p>
        </text:list-item>
        <text:list-item>
          <text:p text:style-name="P70"><text:span text:style-name="T3">as</text:span> - the GNU assembler. </text:p>
        </text:list-item>
        <text:list-item>
          <text:p text:style-name="P69"><text:span text:style-name="T3">gold</text:span> - a new, faster, ELF only linker. </text:p>
        </text:list-item>
      </text:list>
      <text:p text:style-name="P54">Burada ilgili siteden (<text:a xlink:type="simple" xlink:href="https://www.gnu.org/software/binutils/" text:style-name="Internet_20_link" text:visited-style-name="Visited_20_Internet_20_Link">https://www.gnu.org/software/binutils/</text:a> altında link var) <text:s/>2.3.35.90 olanı indirdik. </text:p>
      <text:p text:style-name="P56"><text:span text:style-name="T29">Sonrasında GCC Mirrors indirilir. (</text:span><text:a xlink:type="simple" xlink:href="https://www.gnu.org/software/gcc/mirrors.html" text:style-name="Internet_20_link" text:visited-style-name="Visited_20_Internet_20_Link"><text:span text:style-name="T29">https://www.gnu.org/software/gcc/mirrors.html</text:span></text:a><text:span text:style-name="T29"> altından) </text:span><text:span text:style-name="T30">(French, with no snapshot, </text:span>/pub/gcc/releases/gcc-10.2.0 <text:s text:c="2"/><text:span text:style-name="T30">gcc-10.2.0.tar.gz)</text:span></text:p>
      <text:p text:style-name="P56"/>
      <text:p text:style-name="P57">Burada osdev sayfasındaki guideline takip ediliyor. Bu doğrultuda lokal çalışma bilgisayarımızda da bazı gücenllemeler yapıyoruz.</text:p>
      <text:p text:style-name="P57">1. indirdiğimiz bin-utils zip dosyasını home/src altına çıkartıyoruz.</text:p>
      <text:p text:style-name="P50">2. sonrasında terminalde aşağıda belirtilen komutları çalıştırıyoruz ve binutils I kuruyoruz. <text:span text:style-name="T31">(</text:span><text:span text:style-name="T32">$HOME/</text:span><text:span text:style-name="T31">src/binutils-2.35.90 path’i içerisinde)</text:span></text:p>
      <text:p text:style-name="P49"/>
      <text:p text:style-name="P48">export PREFIX="$HOME/opt/cross"</text:p>
      <text:p text:style-name="P47">export TARGET=i686-elf</text:p>
      <text:p text:style-name="P46">export PATH="$PREFIX/bin:$PATH"</text:p>
      <text:p text:style-name="P48"><text:soft-page-break/>cd $HOME/src</text:p>
      <text:p text:style-name="P47"> </text:p>
      <text:p text:style-name="P47">mkdir build-binutils</text:p>
      <text:p text:style-name="P47">cd build-binutils</text:p>
      <text:p text:style-name="P47">../binutils-x.y.z/configure --target=$TARGET --prefix="$PREFIX" --with-sysroot --disable-nls --disable-werror</text:p>
      <text:p text:style-name="P47">make</text:p>
      <text:p text:style-name="P46">make install</text:p>
      <text:p text:style-name="P41">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45">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2"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2"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58"><text:soft-page-break/><text:span text:style-name="T14">“export”: <text:s/></text:span><text:span text:style-name="T33">The 'export' command in Linux is </text:span><text:span text:style-name="T34">a built-in shell command that allows you to set environment variables to be available to all child processes of the shell</text:span><text:span text:style-name="T33">.</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5">build.sh içerisine şu komutlar eklenip </text:span></text:p>
      <text:p text:style-name="P60"/>
      <text:p text:style-name="P60"><text:tab/>#bin/bash</text:p>
      <text:p text:style-name="P59"><text:span text:style-name="T36"><text:tab/>export</text:span> <text:span text:style-name="T37">PREFIX</text:span><text:span text:style-name="T38">=</text:span><text:span text:style-name="T39">"</text:span><text:span text:style-name="T37">$HOME</text:span><text:span text:style-name="T39">/opt/cross"</text:span></text:p>
      <text:p text:style-name="P59"><text:span text:style-name="T36"><text:tab/>export</text:span> <text:span text:style-name="T37">TARGET</text:span><text:span text:style-name="T38">=</text:span><text:span text:style-name="T39">i686-elf</text:span></text:p>
      <text:p text:style-name="P59"><text:span text:style-name="T36"><text:tab/>export</text:span> <text:span text:style-name="T37">PATH</text:span><text:span text:style-name="T38">=</text:span><text:span text:style-name="T39">"</text:span><text:span text:style-name="T37">$PREFIX</text:span><text:span text:style-name="T39">/bin:</text:span><text:span text:style-name="T37">$PATH</text:span><text:span text:style-name="T39">"</text:span></text:p>
      <text:p text:style-name="P59"><text:span text:style-name="T40"><text:tab/>make</text:span> <text:span text:style-name="T39">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6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61"/>
      <text:p text:style-name="P62">Dosyalarımızı oluşturarak başlıyoruz. İçeriklerini yazmak biraz zor olacak çünkü nihai durumda baya bir değişiklik olacak yazdıklarımız sürekli modify edilecek O nedenle genel konseptleri yazmaya çalışacağım.</text:p>
      <text:p text:style-name="P62"/>
      <text:p text:style-name="P6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62"/>
      <text:p text:style-name="P63">Kernel’i yüklemek için gereken <text:span text:style-name="T41">diske erişim işlemlerini .asm dilinde yazdık. Ancak gerçekten biraz karışık. Ve bunları aslında .C dilinde de yapacağız ve data detaylı açıklayacağız. Çok da fazla takılmaya gerek yok. Yapılan okuma işlem</text:span><draw:frame draw:style-name="fr2" draw:name="Image13" text:anchor-type="char" svg:x="2.7827in" svg:y="0.4634in" svg:width="4.4402in" svg:height="4.0209in" draw:z-index="12"><draw:image xlink:href="Pictures/10000001000002DA0000029556DDCA65CFDA5A61.png" xlink:type="simple" xlink:show="embed" xlink:actuate="onLoad" draw:mime-type="image/png"/></draw:frame><text:span text:style-name="T41">i için kaynak yine var (</text:span><text:a xlink:type="simple" xlink:href="https://wiki.osdev.org/ATA_read/write_sectors" text:style-name="Internet_20_link" text:visited-style-name="Visited_20_Internet_20_Link"><text:span text:style-name="T41">https://wiki.osdev.org/ATA_read/write_sectors</text:span></text:a><text:span text:style-name="T41">) <text:s/></text:span><text:span text:style-name="T42">Bu sefer QEMU’yu os.bin ile çalıştırdık. Henüz kernel içerisinde bir işlem olmadığından boş bir ekran gözüküyor, makul :)</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text:soft-page-break/>Buraya kadar yapılan işlemleri kısa bir özet halinde yazalım. Çünkü kernel’imizin başlangıç noktasını bootloader aracılığıyla bellek’e yükledik ve çalışmaya başladı.</text:p>
      <text:p text:style-name="P6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3">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4">Bu adresi biz belirledik ve değişebiliyor</text:span><text:span text:style-name="T43"> </text:span><text:span text:style-name="T44">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4">https://wiki.osdev.org/Memory_Map_(x86)</text:span></text:a><text:span text:style-name="T44">)</text:span></text:p>
      <text:p text:style-name="P65"><draw:frame draw:style-name="fr2"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66"/>
      <text:p text:style-name="P6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63"/>
      <text:p text:style-name="P67">Çalıştığına emin olmak için GDB kullanabiliriz yine..</text:p>
      <text:p text:style-name="P67"/>
      <text:p text:style-name="P67">_____________________________________________________</text:p>
      <text:p text:style-name="P67">gdb</text:p>
      <text:p text:style-name="P67">add-symbol-file ./build/kernelfull.o 0x0100000</text:p>
      <text:p text:style-name="P68">break _start</text:p>
      <text:p text:style-name="P67">target remote | qemu-system-x86_64 -S -gdb stdio -hda ./bin/os.bin</text:p>
      <text:p text:style-name="P63">--------------------------------------------------------------------------------</text:p>
      <text:p text:style-name="P63"/>
      <text:p text:style-name="P63"><draw:frame draw:style-name="fr1" draw:name="Image15" text:anchor-type="char" svg:width="4.5in" svg:height="3.111in" draw:z-index="14"><draw:image xlink:href="Pictures/10000001000003AF0000028C4B972397DBF18AF4.png" xlink:type="simple" xlink:show="embed" xlink:actuate="onLoad" draw:mime-type="image/png"/></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gdb ile QEMU’ya attach olup breakpoint koyduğumuzda, gerçekten de 0x0010_0000 adresinde durdu ve _start fonksiyonunda olduğu gözükmektedir. Başarılı şekilde kernel’in başlangıç adresini ayarlayabildik. <text:span text:style-name="T45">What a view captain, hu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03T23:54:49.917219421</dc:date>
    <meta:editing-duration>PT6H25M42S</meta:editing-duration>
    <meta:editing-cycles>38</meta:editing-cycles>
    <meta:generator>LibreOffice/7.3.7.2$Linux_X86_64 LibreOffice_project/30$Build-2</meta:generator>
    <meta:document-statistic meta:table-count="0" meta:image-count="15" meta:object-count="0" meta:page-count="10" meta:paragraph-count="163" meta:word-count="2144" meta:character-count="15927" meta:non-whitespace-character-count="13885"/>
  </office:meta>
</office:document-meta>
</file>